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text-properties officeooo:paragraph-rsid="000b0cbc"/>
    </style:style>
    <style:style style:name="P4" style:family="paragraph" style:parent-style-name="Azione_20_attore">
      <style:text-properties officeooo:paragraph-rsid="000b0cbc"/>
    </style:style>
    <style:style style:name="P5" style:family="paragraph" style:parent-style-name="Azione_20_sistema">
      <style:text-properties officeooo:paragraph-rsid="000b0cbc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0b0cbc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0b0c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<text:span text:style-name="T1">Richiesta Modifica Orario singol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<text:span text:style-name="T1">N.D.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<text:span text:style-name="T1">Geni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<text:span text:style-name="T1">L'utente accede al sistema e viene riconosciuto come geni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9340396" text:style-name="Numerazione_20_UC">
              <text:list-item text:start-value="1">
                <text:p text:style-name="P4"><text:span text:style-name="T1">L'utente accede alla sezione per la gestione dell'orario del proprio figlio</text:span></text:p>
              </text:list-item>
              <text:list-item>
                <text:p text:style-name="P5"><text:span text:style-name="T1">Il sistema mostra la form in cui è possibile selezionare la fascia di utenza di orario oppure inserire manualmente l'orario di entrata e di uscita, e selezionare l'eventuale somministrazione del pasto</text:span></text:p>
              </text:list-item>
              <text:list-item>
                <text:p text:style-name="P4"><text:span text:style-name="T1">L'utente compila i campi per la richiesta della modifica dell'orario del proprio figlio e specifica se la variazione è permanente o momentanea e conferma.</text:span></text:p>
              </text:list-item>
              <text:list-item>
                <text:p text:style-name="P5"><text:span text:style-name="T1">Il sistema invia una notifica con la richiesta dell'utente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">Il sistema visualizza un messaggio che conferma la modifica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><text:span text:style-name="T1">Il sistema visualizza un messaggio di errore che ne indica la motivazione.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1">Il sistema deve visualizzare il messaggio di conferma modifica o di errore entro 20 secondi dalla conferma dell'utente.</text:span></text:p>
          </table:table-cell>
        </table:table-row>
      </table:table>
      <text:p text:style-name="P6"><text:span text:style-name="T1">Richiede la modifica l'orario del ambino di un genito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09:20:13.56</meta:creation-date>
    <meta:editing-duration>PT26S</meta:editing-duration>
    <meta:editing-cycles>2</meta:editing-cycles>
    <meta:generator>LibreOffice/3.6$Windows_x86 LibreOffice_project/da8c1e6-fd468f4-454e206-f42a4a9-143cfd</meta:generator>
    <dc:date>2012-10-26T09:35:42.56</dc:date>
    <meta:document-statistic meta:table-count="1" meta:image-count="0" meta:object-count="0" meta:page-count="1" meta:paragraph-count="20" meta:word-count="160" meta:character-count="1044" meta:non-whitespace-character-count="908"/>
  </office:meta>
</office:document-meta>
</file>